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ass-histo-linear" table:style-name="ta1">
        <table:shapes>
          <draw:frame draw:z-index="0" draw:style-name="gr1" draw:text-style-name="P1" svg:width="7.6102in" svg:height="4.9252in" svg:x="4.6941in" svg:y="0.8472in">
            <draw:object draw:notify-on-update-of-ranges="'class-histo-linear'.B2:'class-histo-linear'.B639 'class-histo-linear'.C1:'class-histo-linear'.C1 'class-histo-linear'.C2:'class-histo-linear'.C6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wordsize</text:p>
          </table:table-cell>
          <table:table-cell office:value-type="string" calcext:value-type="string">
            <text:p>bytesize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2]*8"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3]*8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4]*8"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]*8" office:value-type="float" office:value="496" calcext:value-type="float">
            <text:p>49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]*8" office:value-type="float" office:value="504" calcext:value-type="float">
            <text:p>504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7]*8" office:value-type="float" office:value="512" calcext:value-type="float">
            <text:p>512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8]*8" office:value-type="float" office:value="520" calcext:value-type="float">
            <text:p>52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9]*8" office:value-type="float" office:value="528" calcext:value-type="float">
            <text:p>52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10]*8" office:value-type="float" office:value="536" calcext:value-type="float">
            <text:p>536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11]*8" office:value-type="float" office:value="544" calcext:value-type="float">
            <text:p>54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12]*8" office:value-type="float" office:value="552" calcext:value-type="float">
            <text:p>552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13]*8" office:value-type="float" office:value="560" calcext:value-type="float">
            <text:p>560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14]*8" office:value-type="float" office:value="568" calcext:value-type="float">
            <text:p>568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15]*8" office:value-type="float" office:value="576" calcext:value-type="float">
            <text:p>576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16]*8" office:value-type="float" office:value="584" calcext:value-type="float">
            <text:p>58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17]*8" office:value-type="float" office:value="592" calcext:value-type="float">
            <text:p>59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8]*8" office:value-type="float" office:value="600" calcext:value-type="float">
            <text:p>60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19]*8" office:value-type="float" office:value="608" calcext:value-type="float">
            <text:p>608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20]*8" office:value-type="float" office:value="616" calcext:value-type="float">
            <text:p>61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21]*8" office:value-type="float" office:value="624" calcext:value-type="float">
            <text:p>62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22]*8" office:value-type="float" office:value="632" calcext:value-type="float">
            <text:p>63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23]*8" office:value-type="float" office:value="640" calcext:value-type="float">
            <text:p>64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24]*8" office:value-type="float" office:value="648" calcext:value-type="float">
            <text:p>64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25]*8" office:value-type="float" office:value="656" calcext:value-type="float">
            <text:p>65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26]*8" office:value-type="float" office:value="664" calcext:value-type="float">
            <text:p>66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27]*8" office:value-type="float" office:value="672" calcext:value-type="float">
            <text:p>67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28]*8" office:value-type="float" office:value="680" calcext:value-type="float">
            <text:p>68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29]*8" office:value-type="float" office:value="688" calcext:value-type="float">
            <text:p>68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30]*8" office:value-type="float" office:value="696" calcext:value-type="float">
            <text:p>69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31]*8" office:value-type="float" office:value="704" calcext:value-type="float">
            <text:p>70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32]*8" office:value-type="float" office:value="712" calcext:value-type="float">
            <text:p>71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33]*8" office:value-type="float" office:value="720" calcext:value-type="float">
            <text:p>7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34]*8" office:value-type="float" office:value="728" calcext:value-type="float">
            <text:p>7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35]*8" office:value-type="float" office:value="736" calcext:value-type="float">
            <text:p>73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36]*8" office:value-type="float" office:value="744" calcext:value-type="float">
            <text:p>74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37]*8" office:value-type="float" office:value="752" calcext:value-type="float">
            <text:p>75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38]*8" office:value-type="float" office:value="760" calcext:value-type="float">
            <text:p>76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39]*8" office:value-type="float" office:value="768" calcext:value-type="float">
            <text:p>76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40]*8" office:value-type="float" office:value="776" calcext:value-type="float">
            <text:p>77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41]*8" office:value-type="float" office:value="784" calcext:value-type="float">
            <text:p>78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42]*8" office:value-type="float" office:value="792" calcext:value-type="float">
            <text:p>7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3]*8" office:value-type="float" office:value="800" calcext:value-type="float">
            <text:p>8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44]*8" office:value-type="float" office:value="808" calcext:value-type="float">
            <text:p>80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45]*8" office:value-type="float" office:value="816" calcext:value-type="float">
            <text:p>8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46]*8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47]*8" office:value-type="float" office:value="832" calcext:value-type="float">
            <text:p>8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48]*8" office:value-type="float" office:value="840" calcext:value-type="float">
            <text:p>8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49]*8" office:value-type="float" office:value="848" calcext:value-type="float">
            <text:p>8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50]*8" office:value-type="float" office:value="856" calcext:value-type="float">
            <text:p>85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51]*8" office:value-type="float" office:value="864" calcext:value-type="float">
            <text:p>86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52]*8" office:value-type="float" office:value="872" calcext:value-type="float">
            <text:p>87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53]*8" office:value-type="float" office:value="880" calcext:value-type="float">
            <text:p>88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54]*8" office:value-type="float" office:value="888" calcext:value-type="float">
            <text:p>8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55]*8" office:value-type="float" office:value="896" calcext:value-type="float">
            <text:p>8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56]*8" office:value-type="float" office:value="904" calcext:value-type="float">
            <text:p>90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57]*8" office:value-type="float" office:value="912" calcext:value-type="float">
            <text:p>9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58]*8" office:value-type="float" office:value="920" calcext:value-type="float">
            <text:p>9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59]*8" office:value-type="float" office:value="928" calcext:value-type="float">
            <text:p>9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60]*8" office:value-type="float" office:value="936" calcext:value-type="float">
            <text:p>9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61]*8" office:value-type="float" office:value="944" calcext:value-type="float">
            <text:p>9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62]*8" office:value-type="float" office:value="952" calcext:value-type="float">
            <text:p>9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63]*8" office:value-type="float" office:value="960" calcext:value-type="float">
            <text:p>96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64]*8" office:value-type="float" office:value="968" calcext:value-type="float">
            <text:p>9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65]*8" office:value-type="float" office:value="976" calcext:value-type="float">
            <text:p>97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66]*8" office:value-type="float" office:value="984" calcext:value-type="float">
            <text:p>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67]*8" office:value-type="float" office:value="992" calcext:value-type="float">
            <text:p>9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68]*8"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69]*8" office:value-type="float" office:value="1008" calcext:value-type="float">
            <text:p>10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70]*8" office:value-type="float" office:value="1016" calcext:value-type="float">
            <text:p>10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71]*8"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72]*8" office:value-type="float" office:value="1032" calcext:value-type="float">
            <text:p>1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73]*8" office:value-type="float" office:value="1040" calcext:value-type="float">
            <text:p>10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74]*8" office:value-type="float" office:value="1048" calcext:value-type="float">
            <text:p>10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75]*8" office:value-type="float" office:value="1056" calcext:value-type="float">
            <text:p>10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76]*8" office:value-type="float" office:value="1064" calcext:value-type="float">
            <text:p>10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77]*8" office:value-type="float" office:value="1072" calcext:value-type="float">
            <text:p>10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78]*8" office:value-type="float" office:value="1080" calcext:value-type="float">
            <text:p>10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79]*8" office:value-type="float" office:value="1088" calcext:value-type="float">
            <text:p>10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80]*8" office:value-type="float" office:value="1096" calcext:value-type="float">
            <text:p>10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81]*8" office:value-type="float" office:value="1104" calcext:value-type="float">
            <text:p>11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82]*8" office:value-type="float" office:value="1112" calcext:value-type="float">
            <text:p>11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83]*8" office:value-type="float" office:value="1120" calcext:value-type="float">
            <text:p>11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84]*8" office:value-type="float" office:value="1128" calcext:value-type="float">
            <text:p>11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85]*8" office:value-type="float" office:value="1136" calcext:value-type="float">
            <text:p>11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86]*8" office:value-type="float" office:value="1144" calcext:value-type="float">
            <text:p>11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87]*8" office:value-type="float" office:value="1152" calcext:value-type="float">
            <text:p>11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88]*8" office:value-type="float" office:value="1160" calcext:value-type="float">
            <text:p>11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89]*8" office:value-type="float" office:value="1168" calcext:value-type="float">
            <text:p>11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90]*8" office:value-type="float" office:value="1176" calcext:value-type="float">
            <text:p>11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91]*8" office:value-type="float" office:value="1184" calcext:value-type="float">
            <text:p>11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92]*8" office:value-type="float" office:value="1192" calcext:value-type="float">
            <text:p>11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93]*8"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94]*8" office:value-type="float" office:value="1208" calcext:value-type="float">
            <text:p>12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95]*8" office:value-type="float" office:value="1216" calcext:value-type="float">
            <text:p>1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96]*8" office:value-type="float" office:value="1224" calcext:value-type="float">
            <text:p>12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97]*8" office:value-type="float" office:value="1232" calcext:value-type="float">
            <text:p>12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98]*8" office:value-type="float" office:value="1240" calcext:value-type="float">
            <text:p>12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99]*8" office:value-type="float" office:value="1248" calcext:value-type="float">
            <text:p>12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00]*8" office:value-type="float" office:value="1256" calcext:value-type="float">
            <text:p>12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01]*8" office:value-type="float" office:value="1264" calcext:value-type="float">
            <text:p>12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02]*8" office:value-type="float" office:value="1272" calcext:value-type="float">
            <text:p>12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03]*8" office:value-type="float" office:value="1280" calcext:value-type="float">
            <text:p>12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04]*8" office:value-type="float" office:value="1288" calcext:value-type="float">
            <text:p>12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05]*8"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06]*8" office:value-type="float" office:value="1304" calcext:value-type="float">
            <text:p>13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07]*8" office:value-type="float" office:value="1312" calcext:value-type="float">
            <text:p>13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08]*8" office:value-type="float" office:value="1320" calcext:value-type="float">
            <text:p>13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09]*8" office:value-type="float" office:value="1328" calcext:value-type="float">
            <text:p>13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10]*8" office:value-type="float" office:value="1336" calcext:value-type="float">
            <text:p>13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11]*8" office:value-type="float" office:value="1344" calcext:value-type="float">
            <text:p>13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12]*8" office:value-type="float" office:value="1352" calcext:value-type="float">
            <text:p>13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13]*8" office:value-type="float" office:value="1360" calcext:value-type="float">
            <text:p>13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14]*8" office:value-type="float" office:value="1368" calcext:value-type="float">
            <text:p>13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15]*8" office:value-type="float" office:value="1376" calcext:value-type="float">
            <text:p>13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16]*8" office:value-type="float" office:value="1384" calcext:value-type="float">
            <text:p>1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17]*8" office:value-type="float" office:value="1392" calcext:value-type="float">
            <text:p>13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18]*8"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19]*8" office:value-type="float" office:value="1408" calcext:value-type="float">
            <text:p>14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20]*8" office:value-type="float" office:value="1416" calcext:value-type="float">
            <text:p>1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21]*8" office:value-type="float" office:value="1424" calcext:value-type="float">
            <text:p>14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22]*8" office:value-type="float" office:value="1432" calcext:value-type="float">
            <text:p>14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23]*8" office:value-type="float" office:value="1440" calcext:value-type="float">
            <text:p>14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24]*8" office:value-type="float" office:value="1448" calcext:value-type="float">
            <text:p>14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25]*8" office:value-type="float" office:value="1456" calcext:value-type="float">
            <text:p>14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26]*8" office:value-type="float" office:value="1464" calcext:value-type="float">
            <text:p>14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27]*8" office:value-type="float" office:value="1472" calcext:value-type="float">
            <text:p>1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28]*8" office:value-type="float" office:value="1480" calcext:value-type="float">
            <text:p>14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29]*8" office:value-type="float" office:value="1488" calcext:value-type="float">
            <text:p>14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30]*8" office:value-type="float" office:value="1496" calcext:value-type="float">
            <text:p>14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31]*8" office:value-type="float" office:value="1504" calcext:value-type="float">
            <text:p>1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32]*8" office:value-type="float" office:value="1512" calcext:value-type="float">
            <text:p>151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33]*8" office:value-type="float" office:value="1520" calcext:value-type="float">
            <text:p>1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34]*8" office:value-type="float" office:value="1528" calcext:value-type="float">
            <text:p>1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35]*8"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36]*8" office:value-type="float" office:value="1544" calcext:value-type="float">
            <text:p>15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37]*8" office:value-type="float" office:value="1552" calcext:value-type="float">
            <text:p>1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38]*8" office:value-type="float" office:value="1560" calcext:value-type="float">
            <text:p>1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39]*8" office:value-type="float" office:value="1568" calcext:value-type="float">
            <text:p>15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40]*8" office:value-type="float" office:value="1576" calcext:value-type="float">
            <text:p>15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141]*8" office:value-type="float" office:value="1584" calcext:value-type="float">
            <text:p>158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142]*8" office:value-type="float" office:value="1592" calcext:value-type="float">
            <text:p>15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143]*8"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144]*8" office:value-type="float" office:value="1608" calcext:value-type="float">
            <text:p>16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145]*8" office:value-type="float" office:value="1616" calcext:value-type="float">
            <text:p>16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146]*8" office:value-type="float" office:value="1624" calcext:value-type="float">
            <text:p>16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147]*8" office:value-type="float" office:value="1632" calcext:value-type="float">
            <text:p>163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148]*8" office:value-type="float" office:value="1640" calcext:value-type="float">
            <text:p>16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149]*8" office:value-type="float" office:value="1648" calcext:value-type="float">
            <text:p>16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150]*8" office:value-type="float" office:value="1656" calcext:value-type="float">
            <text:p>16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151]*8" office:value-type="float" office:value="1664" calcext:value-type="float">
            <text:p>16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152]*8" office:value-type="float" office:value="1672" calcext:value-type="float">
            <text:p>16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153]*8" office:value-type="float" office:value="1680" calcext:value-type="float">
            <text:p>16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154]*8" office:value-type="float" office:value="1688" calcext:value-type="float">
            <text:p>16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155]*8" office:value-type="float" office:value="1696" calcext:value-type="float">
            <text:p>16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156]*8" office:value-type="float" office:value="1704" calcext:value-type="float">
            <text:p>17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157]*8" office:value-type="float" office:value="1712" calcext:value-type="float">
            <text:p>17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158]*8" office:value-type="float" office:value="1720" calcext:value-type="float">
            <text:p>172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159]*8" office:value-type="float" office:value="1728" calcext:value-type="float">
            <text:p>17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160]*8" office:value-type="float" office:value="1736" calcext:value-type="float">
            <text:p>17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161]*8" office:value-type="float" office:value="1744" calcext:value-type="float">
            <text:p>1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162]*8" office:value-type="float" office:value="1752" calcext:value-type="float">
            <text:p>17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163]*8" office:value-type="float" office:value="1760" calcext:value-type="float">
            <text:p>17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164]*8" office:value-type="float" office:value="1768" calcext:value-type="float">
            <text:p>17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165]*8" office:value-type="float" office:value="1776" calcext:value-type="float">
            <text:p>17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166]*8" office:value-type="float" office:value="1784" calcext:value-type="float">
            <text:p>178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167]*8"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168]*8"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169]*8" office:value-type="float" office:value="1808" calcext:value-type="float">
            <text:p>18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170]*8" office:value-type="float" office:value="1816" calcext:value-type="float">
            <text:p>1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171]*8" office:value-type="float" office:value="1824" calcext:value-type="float">
            <text:p>18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172]*8" office:value-type="float" office:value="1832" calcext:value-type="float">
            <text:p>1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173]*8" office:value-type="float" office:value="1840" calcext:value-type="float">
            <text:p>18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174]*8" office:value-type="float" office:value="1848" calcext:value-type="float">
            <text:p>184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175]*8" office:value-type="float" office:value="1856" calcext:value-type="float">
            <text:p>1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176]*8"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177]*8" office:value-type="float" office:value="1872" calcext:value-type="float">
            <text:p>18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178]*8" office:value-type="float" office:value="1880" calcext:value-type="float">
            <text:p>18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179]*8" office:value-type="float" office:value="1888" calcext:value-type="float">
            <text:p>18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180]*8" office:value-type="float" office:value="1896" calcext:value-type="float">
            <text:p>18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181]*8" office:value-type="float" office:value="1904" calcext:value-type="float">
            <text:p>1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182]*8" office:value-type="float" office:value="1912" calcext:value-type="float">
            <text:p>1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183]*8" office:value-type="float" office:value="1920" calcext:value-type="float">
            <text:p>19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184]*8" office:value-type="float" office:value="1928" calcext:value-type="float">
            <text:p>19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185]*8" office:value-type="float" office:value="1936" calcext:value-type="float">
            <text:p>1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186]*8" office:value-type="float" office:value="1944" calcext:value-type="float">
            <text:p>19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187]*8" office:value-type="float" office:value="1952" calcext:value-type="float">
            <text:p>19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188]*8" office:value-type="float" office:value="1960" calcext:value-type="float">
            <text:p>19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189]*8" office:value-type="float" office:value="1968" calcext:value-type="float">
            <text:p>196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190]*8" office:value-type="float" office:value="1976" calcext:value-type="float">
            <text:p>19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191]*8"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192]*8"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193]*8"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194]*8"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195]*8"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196]*8" office:value-type="float" office:value="2024" calcext:value-type="float">
            <text:p>202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197]*8" office:value-type="float" office:value="2032" calcext:value-type="float">
            <text:p>203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198]*8" office:value-type="float" office:value="2040" calcext:value-type="float">
            <text:p>204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199]*8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00]*8" office:value-type="float" office:value="2056" calcext:value-type="float">
            <text:p>205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01]*8" office:value-type="float" office:value="2064" calcext:value-type="float">
            <text:p>206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02]*8"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03]*8" office:value-type="float" office:value="2080" calcext:value-type="float">
            <text:p>208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04]*8"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05]*8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06]*8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07]*8" office:value-type="float" office:value="2112" calcext:value-type="float">
            <text:p>2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08]*8" office:value-type="float" office:value="2120" calcext:value-type="float">
            <text:p>212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09]*8" office:value-type="float" office:value="2128" calcext:value-type="float">
            <text:p>212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10]*8" office:value-type="float" office:value="2136" calcext:value-type="float">
            <text:p>2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11]*8" office:value-type="float" office:value="2144" calcext:value-type="float">
            <text:p>21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12]*8"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13]*8" office:value-type="float" office:value="2160" calcext:value-type="float">
            <text:p>216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14]*8" office:value-type="float" office:value="2168" calcext:value-type="float">
            <text:p>21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15]*8" office:value-type="float" office:value="2176" calcext:value-type="float">
            <text:p>217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16]*8" office:value-type="float" office:value="2184" calcext:value-type="float">
            <text:p>2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17]*8" office:value-type="float" office:value="2192" calcext:value-type="float">
            <text:p>2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18]*8" office:value-type="float" office:value="2200" calcext:value-type="float">
            <text:p>220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19]*8" office:value-type="float" office:value="2208" calcext:value-type="float">
            <text:p>2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20]*8" office:value-type="float" office:value="2216" calcext:value-type="float">
            <text:p>2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21]*8" office:value-type="float" office:value="2224" calcext:value-type="float">
            <text:p>2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22]*8" office:value-type="float" office:value="2232" calcext:value-type="float">
            <text:p>2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23]*8" office:value-type="float" office:value="2240" calcext:value-type="float">
            <text:p>224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24]*8" office:value-type="float" office:value="2248" calcext:value-type="float">
            <text:p>224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25]*8" office:value-type="float" office:value="2256" calcext:value-type="float">
            <text:p>225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26]*8" office:value-type="float" office:value="2264" calcext:value-type="float">
            <text:p>2264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27]*8" office:value-type="float" office:value="2272" calcext:value-type="float">
            <text:p>227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28]*8" office:value-type="float" office:value="2280" calcext:value-type="float">
            <text:p>2280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29]*8" office:value-type="float" office:value="2288" calcext:value-type="float">
            <text:p>228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30]*8" office:value-type="float" office:value="2296" calcext:value-type="float">
            <text:p>2296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31]*8" office:value-type="float" office:value="2304" calcext:value-type="float">
            <text:p>2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32]*8" office:value-type="float" office:value="2312" calcext:value-type="float">
            <text:p>2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33]*8" office:value-type="float" office:value="2320" calcext:value-type="float">
            <text:p>232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34]*8" office:value-type="float" office:value="2328" calcext:value-type="float">
            <text:p>232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35]*8" office:value-type="float" office:value="2336" calcext:value-type="float">
            <text:p>2336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36]*8" office:value-type="float" office:value="2344" calcext:value-type="float">
            <text:p>23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37]*8" office:value-type="float" office:value="2352" calcext:value-type="float">
            <text:p>235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38]*8" office:value-type="float" office:value="2360" calcext:value-type="float">
            <text:p>236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39]*8" office:value-type="float" office:value="2368" calcext:value-type="float">
            <text:p>2368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40]*8" office:value-type="float" office:value="2376" calcext:value-type="float">
            <text:p>237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241]*8" office:value-type="float" office:value="2384" calcext:value-type="float">
            <text:p>238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242]*8" office:value-type="float" office:value="2392" calcext:value-type="float">
            <text:p>239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243]*8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244]*8" office:value-type="float" office:value="2408" calcext:value-type="float">
            <text:p>2408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245]*8" office:value-type="float" office:value="2416" calcext:value-type="float">
            <text:p>241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246]*8" office:value-type="float" office:value="2424" calcext:value-type="float">
            <text:p>2424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247]*8" office:value-type="float" office:value="2432" calcext:value-type="float">
            <text:p>243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248]*8" office:value-type="float" office:value="2440" calcext:value-type="float">
            <text:p>244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249]*8" office:value-type="float" office:value="2448" calcext:value-type="float">
            <text:p>2448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250]*8" office:value-type="float" office:value="2456" calcext:value-type="float">
            <text:p>245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251]*8" office:value-type="float" office:value="2464" calcext:value-type="float">
            <text:p>2464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252]*8" office:value-type="float" office:value="2472" calcext:value-type="float">
            <text:p>2472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253]*8" office:value-type="float" office:value="2480" calcext:value-type="float">
            <text:p>248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254]*8"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255]*8" office:value-type="float" office:value="2496" calcext:value-type="float">
            <text:p>2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256]*8" office:value-type="float" office:value="2504" calcext:value-type="float">
            <text:p>2504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257]*8" office:value-type="float" office:value="2512" calcext:value-type="float">
            <text:p>2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258]*8" office:value-type="float" office:value="2520" calcext:value-type="float">
            <text:p>252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259]*8" office:value-type="float" office:value="2528" calcext:value-type="float">
            <text:p>2528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260]*8" office:value-type="float" office:value="2536" calcext:value-type="float">
            <text:p>2536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261]*8" office:value-type="float" office:value="2544" calcext:value-type="float">
            <text:p>2544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262]*8" office:value-type="float" office:value="2552" calcext:value-type="float">
            <text:p>2552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263]*8" office:value-type="float" office:value="2560" calcext:value-type="float">
            <text:p>256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264]*8" office:value-type="float" office:value="2568" calcext:value-type="float">
            <text:p>256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265]*8" office:value-type="float" office:value="2576" calcext:value-type="float">
            <text:p>25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266]*8" office:value-type="float" office:value="2584" calcext:value-type="float">
            <text:p>258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267]*8" office:value-type="float" office:value="2592" calcext:value-type="float">
            <text:p>2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268]*8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269]*8" office:value-type="float" office:value="2608" calcext:value-type="float">
            <text:p>2608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270]*8" office:value-type="float" office:value="2616" calcext:value-type="float">
            <text:p>2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271]*8" office:value-type="float" office:value="2624" calcext:value-type="float">
            <text:p>2624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272]*8" office:value-type="float" office:value="2632" calcext:value-type="float">
            <text:p>2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273]*8" office:value-type="float" office:value="2640" calcext:value-type="float">
            <text:p>264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274]*8"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275]*8" office:value-type="float" office:value="2656" calcext:value-type="float">
            <text:p>2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276]*8" office:value-type="float" office:value="2664" calcext:value-type="float">
            <text:p>2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277]*8" office:value-type="float" office:value="2672" calcext:value-type="float">
            <text:p>2672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278]*8" office:value-type="float" office:value="2680" calcext:value-type="float">
            <text:p>268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279]*8" office:value-type="float" office:value="2688" calcext:value-type="float">
            <text:p>2688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280]*8" office:value-type="float" office:value="2696" calcext:value-type="float">
            <text:p>2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281]*8" office:value-type="float" office:value="2704" calcext:value-type="float">
            <text:p>2704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282]*8" office:value-type="float" office:value="2712" calcext:value-type="float">
            <text:p>27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283]*8" office:value-type="float" office:value="2720" calcext:value-type="float">
            <text:p>2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284]*8" office:value-type="float" office:value="2728" calcext:value-type="float">
            <text:p>2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285]*8" office:value-type="float" office:value="2736" calcext:value-type="float">
            <text:p>2736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286]*8" office:value-type="float" office:value="2744" calcext:value-type="float">
            <text:p>2744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287]*8" office:value-type="float" office:value="2752" calcext:value-type="float">
            <text:p>2752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288]*8" office:value-type="float" office:value="2760" calcext:value-type="float">
            <text:p>276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289]*8" office:value-type="float" office:value="2768" calcext:value-type="float">
            <text:p>2768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290]*8" office:value-type="float" office:value="2776" calcext:value-type="float">
            <text:p>2776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291]*8" office:value-type="float" office:value="2784" calcext:value-type="float">
            <text:p>27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292]*8" office:value-type="float" office:value="2792" calcext:value-type="float">
            <text:p>2792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293]*8"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294]*8" office:value-type="float" office:value="2808" calcext:value-type="float">
            <text:p>2808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295]*8" office:value-type="float" office:value="2816" calcext:value-type="float">
            <text:p>2816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296]*8"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297]*8" office:value-type="float" office:value="2832" calcext:value-type="float">
            <text:p>28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298]*8" office:value-type="float" office:value="2840" calcext:value-type="float">
            <text:p>284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299]*8" office:value-type="float" office:value="2848" calcext:value-type="float">
            <text:p>2848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00]*8" office:value-type="float" office:value="2856" calcext:value-type="float">
            <text:p>2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01]*8" office:value-type="float" office:value="2864" calcext:value-type="float">
            <text:p>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02]*8" office:value-type="float" office:value="2872" calcext:value-type="float">
            <text:p>28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03]*8" office:value-type="float" office:value="2880" calcext:value-type="float">
            <text:p>288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04]*8" office:value-type="float" office:value="2888" calcext:value-type="float">
            <text:p>2888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05]*8" office:value-type="float" office:value="2896" calcext:value-type="float">
            <text:p>28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06]*8" office:value-type="float" office:value="2904" calcext:value-type="float">
            <text:p>2904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07]*8" office:value-type="float" office:value="2912" calcext:value-type="float">
            <text:p>2912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08]*8" office:value-type="float" office:value="2920" calcext:value-type="float">
            <text:p>292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09]*8" office:value-type="float" office:value="2928" calcext:value-type="float">
            <text:p>2928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10]*8" office:value-type="float" office:value="2936" calcext:value-type="float">
            <text:p>2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11]*8" office:value-type="float" office:value="2944" calcext:value-type="float">
            <text:p>2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12]*8" office:value-type="float" office:value="2952" calcext:value-type="float">
            <text:p>2952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13]*8" office:value-type="float" office:value="2960" calcext:value-type="float">
            <text:p>296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14]*8" office:value-type="float" office:value="2968" calcext:value-type="float">
            <text:p>29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15]*8" office:value-type="float" office:value="2976" calcext:value-type="float">
            <text:p>2976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16]*8" office:value-type="float" office:value="2984" calcext:value-type="float">
            <text:p>2984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17]*8" office:value-type="float" office:value="2992" calcext:value-type="float">
            <text:p>2992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18]*8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19]*8" office:value-type="float" office:value="3008" calcext:value-type="float">
            <text:p>3008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20]*8" office:value-type="float" office:value="3016" calcext:value-type="float">
            <text:p>3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21]*8" office:value-type="float" office:value="3024" calcext:value-type="float">
            <text:p>3024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22]*8" office:value-type="float" office:value="3032" calcext:value-type="float">
            <text:p>3032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23]*8" office:value-type="float" office:value="3040" calcext:value-type="float">
            <text:p>304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24]*8" office:value-type="float" office:value="3048" calcext:value-type="float">
            <text:p>3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25]*8" office:value-type="float" office:value="3056" calcext:value-type="float">
            <text:p>3056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26]*8" office:value-type="float" office:value="3064" calcext:value-type="float">
            <text:p>306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27]*8" office:value-type="float" office:value="3072" calcext:value-type="float">
            <text:p>3072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28]*8" office:value-type="float" office:value="3080" calcext:value-type="float">
            <text:p>308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29]*8" office:value-type="float" office:value="3088" calcext:value-type="float">
            <text:p>3088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30]*8" office:value-type="float" office:value="3096" calcext:value-type="float">
            <text:p>3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31]*8" office:value-type="float" office:value="3104" calcext:value-type="float">
            <text:p>3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32]*8" office:value-type="float" office:value="3112" calcext:value-type="float">
            <text:p>3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33]*8" office:value-type="float" office:value="3120" calcext:value-type="float">
            <text:p>312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34]*8" office:value-type="float" office:value="3128" calcext:value-type="float">
            <text:p>3128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35]*8" office:value-type="float" office:value="3136" calcext:value-type="float">
            <text:p>3136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36]*8" office:value-type="float" office:value="3144" calcext:value-type="float">
            <text:p>3144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37]*8" office:value-type="float" office:value="3152" calcext:value-type="float">
            <text:p>31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38]*8" office:value-type="float" office:value="3160" calcext:value-type="float">
            <text:p>316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39]*8" office:value-type="float" office:value="3168" calcext:value-type="float">
            <text:p>3168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40]*8" office:value-type="float" office:value="3176" calcext:value-type="float">
            <text:p>3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341]*8" office:value-type="float" office:value="3184" calcext:value-type="float">
            <text:p>3184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342]*8" office:value-type="float" office:value="3192" calcext:value-type="float">
            <text:p>319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343]*8"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344]*8" office:value-type="float" office:value="3208" calcext:value-type="float">
            <text:p>3208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345]*8"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346]*8" office:value-type="float" office:value="3224" calcext:value-type="float">
            <text:p>3224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347]*8" office:value-type="float" office:value="3232" calcext:value-type="float">
            <text:p>3232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348]*8" office:value-type="float" office:value="3240" calcext:value-type="float">
            <text:p>324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349]*8" office:value-type="float" office:value="3248" calcext:value-type="float">
            <text:p>3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350]*8" office:value-type="float" office:value="3256" calcext:value-type="float">
            <text:p>3256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351]*8" office:value-type="float" office:value="3264" calcext:value-type="float">
            <text:p>3264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352]*8"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353]*8" office:value-type="float" office:value="3280" calcext:value-type="float">
            <text:p>328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354]*8" office:value-type="float" office:value="3288" calcext:value-type="float">
            <text:p>3288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355]*8" office:value-type="float" office:value="3296" calcext:value-type="float">
            <text:p>3296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356]*8" office:value-type="float" office:value="3304" calcext:value-type="float">
            <text:p>3304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357]*8" office:value-type="float" office:value="3312" calcext:value-type="float">
            <text:p>3312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358]*8" office:value-type="float" office:value="3320" calcext:value-type="float">
            <text:p>33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359]*8" office:value-type="float" office:value="3328" calcext:value-type="float">
            <text:p>3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360]*8" office:value-type="float" office:value="3336" calcext:value-type="float">
            <text:p>3336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361]*8" office:value-type="float" office:value="3344" calcext:value-type="float">
            <text:p>3344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362]*8" office:value-type="float" office:value="3352" calcext:value-type="float">
            <text:p>335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363]*8" office:value-type="float" office:value="3360" calcext:value-type="float">
            <text:p>336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364]*8" office:value-type="float" office:value="3368" calcext:value-type="float">
            <text:p>3368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365]*8" office:value-type="float" office:value="3376" calcext:value-type="float">
            <text:p>33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366]*8" office:value-type="float" office:value="3384" calcext:value-type="float">
            <text:p>3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367]*8" office:value-type="float" office:value="3392" calcext:value-type="float">
            <text:p>3392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368]*8"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369]*8" office:value-type="float" office:value="3408" calcext:value-type="float">
            <text:p>34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370]*8" office:value-type="float" office:value="3416" calcext:value-type="float">
            <text:p>3416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371]*8" office:value-type="float" office:value="3424" calcext:value-type="float">
            <text:p>34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372]*8" office:value-type="float" office:value="3432" calcext:value-type="float">
            <text:p>3432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373]*8" office:value-type="float" office:value="3440" calcext:value-type="float">
            <text:p>34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374]*8" office:value-type="float" office:value="3448" calcext:value-type="float">
            <text:p>3448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375]*8" office:value-type="float" office:value="3456" calcext:value-type="float">
            <text:p>3456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376]*8" office:value-type="float" office:value="3464" calcext:value-type="float">
            <text:p>3464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377]*8" office:value-type="float" office:value="3472" calcext:value-type="float">
            <text:p>3472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378]*8" office:value-type="float" office:value="3480" calcext:value-type="float">
            <text:p>3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379]*8" office:value-type="float" office:value="3488" calcext:value-type="float">
            <text:p>3488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380]*8" office:value-type="float" office:value="3496" calcext:value-type="float">
            <text:p>3496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381]*8" office:value-type="float" office:value="3504" calcext:value-type="float">
            <text:p>3504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382]*8" office:value-type="float" office:value="3512" calcext:value-type="float">
            <text:p>3512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383]*8" office:value-type="float" office:value="3520" calcext:value-type="float">
            <text:p>3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384]*8" office:value-type="float" office:value="3528" calcext:value-type="float">
            <text:p>35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385]*8" office:value-type="float" office:value="3536" calcext:value-type="float">
            <text:p>3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386]*8" office:value-type="float" office:value="3544" calcext:value-type="float">
            <text:p>3544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387]*8" office:value-type="float" office:value="3552" calcext:value-type="float">
            <text:p>3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388]*8" office:value-type="float" office:value="3560" calcext:value-type="float">
            <text:p>356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389]*8" office:value-type="float" office:value="3568" calcext:value-type="float">
            <text:p>3568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390]*8" office:value-type="float" office:value="3576" calcext:value-type="float">
            <text:p>3576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391]*8" office:value-type="float" office:value="3584" calcext:value-type="float">
            <text:p>3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392]*8" office:value-type="float" office:value="3592" calcext:value-type="float">
            <text:p>3592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393]*8"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394]*8" office:value-type="float" office:value="3608" calcext:value-type="float">
            <text:p>3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395]*8" office:value-type="float" office:value="3616" calcext:value-type="float">
            <text:p>3616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396]*8" office:value-type="float" office:value="3624" calcext:value-type="float">
            <text:p>3624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397]*8" office:value-type="float" office:value="3632" calcext:value-type="float">
            <text:p>3632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398]*8" office:value-type="float" office:value="3640" calcext:value-type="float">
            <text:p>3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399]*8" office:value-type="float" office:value="3648" calcext:value-type="float">
            <text:p>3648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00]*8" office:value-type="float" office:value="3656" calcext:value-type="float">
            <text:p>3656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01]*8" office:value-type="float" office:value="3664" calcext:value-type="float">
            <text:p>3664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02]*8"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03]*8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04]*8" office:value-type="float" office:value="3688" calcext:value-type="float">
            <text:p>3688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05]*8" office:value-type="float" office:value="3696" calcext:value-type="float">
            <text:p>3696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06]*8" office:value-type="float" office:value="3704" calcext:value-type="float">
            <text:p>3704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07]*8" office:value-type="float" office:value="3712" calcext:value-type="float">
            <text:p>3712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08]*8" office:value-type="float" office:value="3720" calcext:value-type="float">
            <text:p>3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09]*8" office:value-type="float" office:value="3728" calcext:value-type="float">
            <text:p>3728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10]*8" office:value-type="float" office:value="3736" calcext:value-type="float">
            <text:p>373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11]*8" office:value-type="float" office:value="3744" calcext:value-type="float">
            <text:p>3744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12]*8" office:value-type="float" office:value="3752" calcext:value-type="float">
            <text:p>3752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13]*8" office:value-type="float" office:value="3760" calcext:value-type="float">
            <text:p>376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14]*8" office:value-type="float" office:value="3768" calcext:value-type="float">
            <text:p>37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15]*8" office:value-type="float" office:value="3776" calcext:value-type="float">
            <text:p>3776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16]*8" office:value-type="float" office:value="3784" calcext:value-type="float">
            <text:p>378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17]*8" office:value-type="float" office:value="3792" calcext:value-type="float">
            <text:p>3792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18]*8"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19]*8" office:value-type="float" office:value="3808" calcext:value-type="float">
            <text:p>3808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20]*8" office:value-type="float" office:value="3816" calcext:value-type="float">
            <text:p>3816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21]*8" office:value-type="float" office:value="3824" calcext:value-type="float">
            <text:p>3824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22]*8"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23]*8" office:value-type="float" office:value="3840" calcext:value-type="float">
            <text:p>3840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24]*8" office:value-type="float" office:value="3848" calcext:value-type="float">
            <text:p>3848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25]*8" office:value-type="float" office:value="3856" calcext:value-type="float">
            <text:p>3856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26]*8" office:value-type="float" office:value="3864" calcext:value-type="float">
            <text:p>3864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27]*8" office:value-type="float" office:value="3872" calcext:value-type="float">
            <text:p>3872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28]*8" office:value-type="float" office:value="3880" calcext:value-type="float">
            <text:p>38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29]*8" office:value-type="float" office:value="3888" calcext:value-type="float">
            <text:p>3888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30]*8" office:value-type="float" office:value="3896" calcext:value-type="float">
            <text:p>3896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31]*8" office:value-type="float" office:value="3904" calcext:value-type="float">
            <text:p>3904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32]*8" office:value-type="float" office:value="3912" calcext:value-type="float">
            <text:p>391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33]*8" office:value-type="float" office:value="3920" calcext:value-type="float">
            <text:p>3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34]*8" office:value-type="float" office:value="3928" calcext:value-type="float">
            <text:p>3928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35]*8" office:value-type="float" office:value="3936" calcext:value-type="float">
            <text:p>3936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36]*8" office:value-type="float" office:value="3944" calcext:value-type="float">
            <text:p>3944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37]*8" office:value-type="float" office:value="3952" calcext:value-type="float">
            <text:p>3952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38]*8" office:value-type="float" office:value="3960" calcext:value-type="float">
            <text:p>396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39]*8" office:value-type="float" office:value="3968" calcext:value-type="float">
            <text:p>3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40]*8" office:value-type="float" office:value="3976" calcext:value-type="float">
            <text:p>3976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441]*8" office:value-type="float" office:value="3984" calcext:value-type="float">
            <text:p>3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442]*8" office:value-type="float" office:value="3992" calcext:value-type="float">
            <text:p>399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443]*8"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444]*8" office:value-type="float" office:value="4008" calcext:value-type="float">
            <text:p>4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445]*8" office:value-type="float" office:value="4016" calcext:value-type="float">
            <text:p>4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446]*8" office:value-type="float" office:value="4024" calcext:value-type="float">
            <text:p>4024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447]*8" office:value-type="float" office:value="4032" calcext:value-type="float">
            <text:p>4032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448]*8" office:value-type="float" office:value="4040" calcext:value-type="float">
            <text:p>4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449]*8" office:value-type="float" office:value="4048" calcext:value-type="float">
            <text:p>4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450]*8" office:value-type="float" office:value="4056" calcext:value-type="float">
            <text:p>4056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451]*8" office:value-type="float" office:value="4064" calcext:value-type="float">
            <text:p>4064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452]*8"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453]*8"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454]*8" office:value-type="float" office:value="4088" calcext:value-type="float">
            <text:p>4088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455]*8"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456]*8" office:value-type="float" office:value="4104" calcext:value-type="float">
            <text:p>4104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457]*8" office:value-type="float" office:value="4112" calcext:value-type="float">
            <text:p>4112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458]*8" office:value-type="float" office:value="4120" calcext:value-type="float">
            <text:p>412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459]*8" office:value-type="float" office:value="4128" calcext:value-type="float">
            <text:p>4128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460]*8" office:value-type="float" office:value="4136" calcext:value-type="float">
            <text:p>4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461]*8" office:value-type="float" office:value="4144" calcext:value-type="float">
            <text:p>41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462]*8" office:value-type="float" office:value="4152" calcext:value-type="float">
            <text:p>4152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463]*8" office:value-type="float" office:value="4160" calcext:value-type="float">
            <text:p>4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464]*8" office:value-type="float" office:value="4168" calcext:value-type="float">
            <text:p>4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465]*8" office:value-type="float" office:value="4176" calcext:value-type="float">
            <text:p>41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466]*8" office:value-type="float" office:value="4184" calcext:value-type="float">
            <text:p>41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467]*8" office:value-type="float" office:value="4192" calcext:value-type="float">
            <text:p>41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468]*8" office:value-type="float" office:value="4200" calcext:value-type="float">
            <text:p>4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469]*8" office:value-type="float" office:value="4208" calcext:value-type="float">
            <text:p>4208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470]*8" office:value-type="float" office:value="4216" calcext:value-type="float">
            <text:p>42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471]*8" office:value-type="float" office:value="4224" calcext:value-type="float">
            <text:p>42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472]*8" office:value-type="float" office:value="4232" calcext:value-type="float">
            <text:p>4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473]*8" office:value-type="float" office:value="4240" calcext:value-type="float">
            <text:p>42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474]*8" office:value-type="float" office:value="4248" calcext:value-type="float">
            <text:p>4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475]*8" office:value-type="float" office:value="4256" calcext:value-type="float">
            <text:p>4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476]*8" office:value-type="float" office:value="4264" calcext:value-type="float">
            <text:p>4264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477]*8" office:value-type="float" office:value="4272" calcext:value-type="float">
            <text:p>4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478]*8" office:value-type="float" office:value="4280" calcext:value-type="float">
            <text:p>4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479]*8" office:value-type="float" office:value="4288" calcext:value-type="float">
            <text:p>4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480]*8" office:value-type="float" office:value="4296" calcext:value-type="float">
            <text:p>42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481]*8" office:value-type="float" office:value="4304" calcext:value-type="float">
            <text:p>43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482]*8" office:value-type="float" office:value="4312" calcext:value-type="float">
            <text:p>4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483]*8" office:value-type="float" office:value="4320" calcext:value-type="float">
            <text:p>4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484]*8" office:value-type="float" office:value="4328" calcext:value-type="float">
            <text:p>4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485]*8" office:value-type="float" office:value="4336" calcext:value-type="float">
            <text:p>43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486]*8" office:value-type="float" office:value="4344" calcext:value-type="float">
            <text:p>43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487]*8" office:value-type="float" office:value="4352" calcext:value-type="float">
            <text:p>4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488]*8" office:value-type="float" office:value="4360" calcext:value-type="float">
            <text:p>4360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489]*8" office:value-type="float" office:value="4368" calcext:value-type="float">
            <text:p>43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490]*8" office:value-type="float" office:value="4376" calcext:value-type="float">
            <text:p>4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491]*8" office:value-type="float" office:value="4384" calcext:value-type="float">
            <text:p>43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492]*8" office:value-type="float" office:value="4392" calcext:value-type="float">
            <text:p>43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493]*8" office:value-type="float" office:value="4400" calcext:value-type="float">
            <text:p>44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494]*8" office:value-type="float" office:value="4408" calcext:value-type="float">
            <text:p>4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495]*8" office:value-type="float" office:value="4416" calcext:value-type="float">
            <text:p>4416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496]*8" office:value-type="float" office:value="4424" calcext:value-type="float">
            <text:p>44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497]*8" office:value-type="float" office:value="4432" calcext:value-type="float">
            <text:p>44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498]*8" office:value-type="float" office:value="4440" calcext:value-type="float">
            <text:p>44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499]*8" office:value-type="float" office:value="4448" calcext:value-type="float">
            <text:p>44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00]*8" office:value-type="float" office:value="4456" calcext:value-type="float">
            <text:p>4456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01]*8" office:value-type="float" office:value="4464" calcext:value-type="float">
            <text:p>4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02]*8" office:value-type="float" office:value="4472" calcext:value-type="float">
            <text:p>44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03]*8" office:value-type="float" office:value="4480" calcext:value-type="float">
            <text:p>4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04]*8" office:value-type="float" office:value="4488" calcext:value-type="float">
            <text:p>4488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05]*8" office:value-type="float" office:value="4496" calcext:value-type="float">
            <text:p>4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06]*8" office:value-type="float" office:value="4504" calcext:value-type="float">
            <text:p>450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07]*8" office:value-type="float" office:value="4512" calcext:value-type="float">
            <text:p>4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08]*8" office:value-type="float" office:value="4520" calcext:value-type="float">
            <text:p>4520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09]*8" office:value-type="float" office:value="4528" calcext:value-type="float">
            <text:p>4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10]*8" office:value-type="float" office:value="4536" calcext:value-type="float">
            <text:p>45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11]*8" office:value-type="float" office:value="4544" calcext:value-type="float">
            <text:p>4544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12]*8" office:value-type="float" office:value="4552" calcext:value-type="float">
            <text:p>4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13]*8" office:value-type="float" office:value="4560" calcext:value-type="float">
            <text:p>456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14]*8" office:value-type="float" office:value="4568" calcext:value-type="float">
            <text:p>4568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15]*8" office:value-type="float" office:value="4576" calcext:value-type="float">
            <text:p>4576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16]*8" office:value-type="float" office:value="4584" calcext:value-type="float">
            <text:p>45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17]*8" office:value-type="float" office:value="4592" calcext:value-type="float">
            <text:p>4592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18]*8" office:value-type="float" office:value="4600" calcext:value-type="float">
            <text:p>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19]*8" office:value-type="float" office:value="4608" calcext:value-type="float">
            <text:p>46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20]*8" office:value-type="float" office:value="4616" calcext:value-type="float">
            <text:p>461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21]*8" office:value-type="float" office:value="4624" calcext:value-type="float">
            <text:p>4624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22]*8" office:value-type="float" office:value="4632" calcext:value-type="float">
            <text:p>4632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23]*8" office:value-type="float" office:value="4640" calcext:value-type="float">
            <text:p>4640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24]*8" office:value-type="float" office:value="4648" calcext:value-type="float">
            <text:p>4648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25]*8" office:value-type="float" office:value="4656" calcext:value-type="float">
            <text:p>4656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26]*8" office:value-type="float" office:value="4664" calcext:value-type="float">
            <text:p>4664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27]*8" office:value-type="float" office:value="4672" calcext:value-type="float">
            <text:p>4672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28]*8" office:value-type="float" office:value="4680" calcext:value-type="float">
            <text:p>468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29]*8" office:value-type="float" office:value="4688" calcext:value-type="float">
            <text:p>4688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30]*8" office:value-type="float" office:value="4696" calcext:value-type="float">
            <text:p>46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31]*8" office:value-type="float" office:value="4704" calcext:value-type="float">
            <text:p>4704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32]*8" office:value-type="float" office:value="4712" calcext:value-type="float">
            <text:p>4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33]*8" office:value-type="float" office:value="4720" calcext:value-type="float">
            <text:p>4720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34]*8" office:value-type="float" office:value="4728" calcext:value-type="float">
            <text:p>4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35]*8" office:value-type="float" office:value="4736" calcext:value-type="float">
            <text:p>4736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36]*8" office:value-type="float" office:value="4744" calcext:value-type="float">
            <text:p>4744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37]*8" office:value-type="float" office:value="4752" calcext:value-type="float">
            <text:p>4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38]*8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39]*8" office:value-type="float" office:value="4768" calcext:value-type="float">
            <text:p>4768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40]*8" office:value-type="float" office:value="4776" calcext:value-type="float">
            <text:p>47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541]*8" office:value-type="float" office:value="4784" calcext:value-type="float">
            <text:p>4784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542]*8" office:value-type="float" office:value="4792" calcext:value-type="float">
            <text:p>479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543]*8" office:value-type="float" office:value="4800" calcext:value-type="float">
            <text:p>48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544]*8" office:value-type="float" office:value="4808" calcext:value-type="float">
            <text:p>4808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545]*8" office:value-type="float" office:value="4816" calcext:value-type="float">
            <text:p>4816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546]*8" office:value-type="float" office:value="4824" calcext:value-type="float">
            <text:p>4824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547]*8" office:value-type="float" office:value="4832" calcext:value-type="float">
            <text:p>4832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548]*8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549]*8" office:value-type="float" office:value="4848" calcext:value-type="float">
            <text:p>484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550]*8" office:value-type="float" office:value="4856" calcext:value-type="float">
            <text:p>4856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551]*8" office:value-type="float" office:value="4864" calcext:value-type="float">
            <text:p>4864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552]*8" office:value-type="float" office:value="4872" calcext:value-type="float">
            <text:p>4872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553]*8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554]*8" office:value-type="float" office:value="4888" calcext:value-type="float">
            <text:p>4888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555]*8" office:value-type="float" office:value="4896" calcext:value-type="float">
            <text:p>4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556]*8" office:value-type="float" office:value="4904" calcext:value-type="float">
            <text:p>4904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557]*8" office:value-type="float" office:value="4912" calcext:value-type="float">
            <text:p>4912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558]*8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559]*8" office:value-type="float" office:value="4928" calcext:value-type="float">
            <text:p>49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560]*8" office:value-type="float" office:value="4936" calcext:value-type="float">
            <text:p>49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561]*8" office:value-type="float" office:value="4944" calcext:value-type="float">
            <text:p>49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562]*8" office:value-type="float" office:value="4952" calcext:value-type="float">
            <text:p>49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563]*8" office:value-type="float" office:value="4960" calcext:value-type="float">
            <text:p>49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564]*8" office:value-type="float" office:value="4968" calcext:value-type="float">
            <text:p>49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565]*8" office:value-type="float" office:value="4976" calcext:value-type="float">
            <text:p>49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566]*8" office:value-type="float" office:value="4984" calcext:value-type="float">
            <text:p>49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567]*8" office:value-type="float" office:value="4992" calcext:value-type="float">
            <text:p>4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568]*8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569]*8" office:value-type="float" office:value="5008" calcext:value-type="float">
            <text:p>5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570]*8" office:value-type="float" office:value="5016" calcext:value-type="float">
            <text:p>5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571]*8" office:value-type="float" office:value="5024" calcext:value-type="float">
            <text:p>502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572]*8" office:value-type="float" office:value="5032" calcext:value-type="float">
            <text:p>5032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573]*8" office:value-type="float" office:value="5040" calcext:value-type="float">
            <text:p>5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574]*8" office:value-type="float" office:value="5048" calcext:value-type="float">
            <text:p>5048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575]*8" office:value-type="float" office:value="5056" calcext:value-type="float">
            <text:p>5056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576]*8" office:value-type="float" office:value="5064" calcext:value-type="float">
            <text:p>5064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577]*8" office:value-type="float" office:value="5072" calcext:value-type="float">
            <text:p>5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578]*8" office:value-type="float" office:value="5080" calcext:value-type="float">
            <text:p>508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579]*8" office:value-type="float" office:value="5088" calcext:value-type="float">
            <text:p>5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580]*8" office:value-type="float" office:value="5096" calcext:value-type="float">
            <text:p>5096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581]*8" office:value-type="float" office:value="5104" calcext:value-type="float">
            <text:p>5104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582]*8" office:value-type="float" office:value="5112" calcext:value-type="float">
            <text:p>511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583]*8" office:value-type="float" office:value="5120" calcext:value-type="float">
            <text:p>512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584]*8" office:value-type="float" office:value="5128" calcext:value-type="float">
            <text:p>5128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585]*8" office:value-type="float" office:value="5136" calcext:value-type="float">
            <text:p>5136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586]*8" office:value-type="float" office:value="5144" calcext:value-type="float">
            <text:p>5144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587]*8" office:value-type="float" office:value="5152" calcext:value-type="float">
            <text:p>5152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588]*8" office:value-type="float" office:value="5160" calcext:value-type="float">
            <text:p>5160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589]*8" office:value-type="float" office:value="5168" calcext:value-type="float">
            <text:p>5168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590]*8" office:value-type="float" office:value="5176" calcext:value-type="float">
            <text:p>5176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591]*8" office:value-type="float" office:value="5184" calcext:value-type="float">
            <text:p>5184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592]*8" office:value-type="float" office:value="5192" calcext:value-type="float">
            <text:p>5192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593]*8" office:value-type="float" office:value="5200" calcext:value-type="float">
            <text:p>5200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594]*8" office:value-type="float" office:value="5208" calcext:value-type="float">
            <text:p>5208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595]*8" office:value-type="float" office:value="5216" calcext:value-type="float">
            <text:p>5216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596]*8" office:value-type="float" office:value="5224" calcext:value-type="float">
            <text:p>52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597]*8" office:value-type="float" office:value="5232" calcext:value-type="float">
            <text:p>5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598]*8" office:value-type="float" office:value="5240" calcext:value-type="float">
            <text:p>524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599]*8" office:value-type="float" office:value="5248" calcext:value-type="float">
            <text:p>5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00]*8" office:value-type="float" office:value="5256" calcext:value-type="float">
            <text:p>5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01]*8" office:value-type="float" office:value="5264" calcext:value-type="float">
            <text:p>526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02]*8" office:value-type="float" office:value="5272" calcext:value-type="float">
            <text:p>5272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03]*8" office:value-type="float" office:value="5280" calcext:value-type="float">
            <text:p>528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04]*8" office:value-type="float" office:value="5288" calcext:value-type="float">
            <text:p>5288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05]*8" office:value-type="float" office:value="5296" calcext:value-type="float">
            <text:p>529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06]*8" office:value-type="float" office:value="5304" calcext:value-type="float">
            <text:p>5304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07]*8" office:value-type="float" office:value="5312" calcext:value-type="float">
            <text:p>5312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08]*8" office:value-type="float" office:value="5320" calcext:value-type="float">
            <text:p>5320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09]*8" office:value-type="float" office:value="5328" calcext:value-type="float">
            <text:p>5328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10]*8" office:value-type="float" office:value="5336" calcext:value-type="float">
            <text:p>5336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11]*8" office:value-type="float" office:value="5344" calcext:value-type="float">
            <text:p>5344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12]*8" office:value-type="float" office:value="5352" calcext:value-type="float">
            <text:p>5352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13]*8" office:value-type="float" office:value="5360" calcext:value-type="float">
            <text:p>5360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14]*8" office:value-type="float" office:value="5368" calcext:value-type="float">
            <text:p>5368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15]*8" office:value-type="float" office:value="5376" calcext:value-type="float">
            <text:p>5376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16]*8" office:value-type="float" office:value="5384" calcext:value-type="float">
            <text:p>5384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17]*8" office:value-type="float" office:value="5392" calcext:value-type="float">
            <text:p>5392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18]*8" office:value-type="float" office:value="5400" calcext:value-type="float">
            <text:p>5400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19]*8" office:value-type="float" office:value="5408" calcext:value-type="float">
            <text:p>5408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20]*8" office:value-type="float" office:value="5416" calcext:value-type="float">
            <text:p>541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21]*8" office:value-type="float" office:value="5424" calcext:value-type="float">
            <text:p>5424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22]*8" office:value-type="float" office:value="5432" calcext:value-type="float">
            <text:p>5432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23]*8" office:value-type="float" office:value="5440" calcext:value-type="float">
            <text:p>5440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24]*8" office:value-type="float" office:value="5448" calcext:value-type="float">
            <text:p>5448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25]*8" office:value-type="float" office:value="5456" calcext:value-type="float">
            <text:p>5456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26]*8" office:value-type="float" office:value="5464" calcext:value-type="float">
            <text:p>5464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27]*8" office:value-type="float" office:value="5472" calcext:value-type="float">
            <text:p>5472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28]*8" office:value-type="float" office:value="5480" calcext:value-type="float">
            <text:p>548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29]*8" office:value-type="float" office:value="5488" calcext:value-type="float">
            <text:p>5488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30]*8" office:value-type="float" office:value="5496" calcext:value-type="float">
            <text:p>5496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31]*8" office:value-type="float" office:value="5504" calcext:value-type="float">
            <text:p>5504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32]*8" office:value-type="float" office:value="5512" calcext:value-type="float">
            <text:p>5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33]*8" office:value-type="float" office:value="5520" calcext:value-type="float">
            <text:p>5520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34]*8" office:value-type="float" office:value="5528" calcext:value-type="float">
            <text:p>5528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35]*8" office:value-type="float" office:value="5536" calcext:value-type="float">
            <text:p>5536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36]*8" office:value-type="float" office:value="5544" calcext:value-type="float">
            <text:p>5544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37]*8" office:value-type="float" office:value="5552" calcext:value-type="float">
            <text:p>5552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38]*8" office:value-type="float" office:value="5560" calcext:value-type="float">
            <text:p>556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39]*8" office:value-type="float" office:value="5568" calcext:value-type="float">
            <text:p>5568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lass-histo-pow2" table:style-name="ta1">
        <table:shapes>
          <draw:frame draw:z-index="0" draw:style-name="gr1" draw:text-style-name="P1" svg:width="6.2988in" svg:height="3.5429in" svg:x="2.7386in" svg:y="0.2799in">
            <draw:object draw:notify-on-update-of-ranges="'class-histo-pow2'.A2:'class-histo-pow2'.A14 'class-histo-pow2'.B1:'class-histo-pow2'.B1 'class-histo-pow2'.B2:'class-histo-pow2'.B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yte Size</text:p>
          </table:table-cell>
          <table:table-cell office:value-type="string" calcext:value-type="string">
            <text:p>Number of alloc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193" calcext:value-type="float">
            <text:p>1419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nonclass-histo-pow2" table:style-name="ta1">
        <table:shapes>
          <draw:frame draw:z-index="0" draw:style-name="gr1" draw:text-style-name="P1" svg:width="7.9563in" svg:height="3.5449in" svg:x="2.6669in" svg:y="0.4079in">
            <draw:object draw:notify-on-update-of-ranges="'nonclass-histo-pow2'.A3:'nonclass-histo-pow2'.A15 'nonclass-histo-pow2'.B2:'nonclass-histo-pow2'.B2 'nonclass-histo-pow2'.B3:'nonclass-histo-pow2'.B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Granularity and Frequency of non class allocations</text:p>
          </table:table-cell>
          <table:table-cell/>
        </table:table-row>
        <table:table-row table:style-name="ro1">
          <table:table-cell office:value-type="string" calcext:value-type="string">
            <text:p>Byte Size</text:p>
          </table:table-cell>
          <table:table-cell office:value-type="string" calcext:value-type="string">
            <text:p>Number of alloc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33" calcext:value-type="float">
            <text:p>110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683" calcext:value-type="float">
            <text:p>866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629" calcext:value-type="float">
            <text:p>606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2683" calcext:value-type="float">
            <text:p>2726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6879" calcext:value-type="float">
            <text:p>5687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529" calcext:value-type="float">
            <text:p>225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696" calcext:value-type="float">
            <text:p>106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" calcext:value-type="float">
            <text:p>2</text:p>
          </table:table-cell>
        </table:table-row>
      </table:table>
      <table:table table:name="all-together" table:style-name="ta1">
        <table:shapes>
          <draw:frame draw:z-index="0" draw:style-name="gr1" draw:text-style-name="P1" svg:width="9.4307in" svg:height="5.3122in" svg:x="4.889in" svg:y="0.115in">
            <draw:object draw:notify-on-update-of-ranges="'all-together'.A2:'all-together'.A14 'all-together'.B1:'all-together'.B1 'all-together'.B2:'all-together'.B14 'all-together'.C1:'all-together'.C1 'all-together'.C2:'all-together'.C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number-columns-repeated="20" table:default-cell-style-name="Default"/>
        <table:table-row table:style-name="ro1">
          <table:table-cell table:formula="of:=[$'class-histo-pow2'.A1]" office:value-type="string" office:string-value="Byte Size" calcext:value-type="string">
            <text:p>Byte Size</text:p>
          </table:table-cell>
          <table:table-cell office:value-type="string" calcext:value-type="string">
            <text:p>Class Space</text:p>
          </table:table-cell>
          <table:table-cell office:value-type="string" calcext:value-type="string">
            <text:p>Non-Class Metaspace</text:p>
          </table:table-cell>
          <table:table-cell table:number-columns-repeated="17"/>
        </table:table-row>
        <table:table-row table:style-name="ro1">
          <table:table-cell table:formula="of:=[$'class-histo-pow2'.A2]" office:value-type="float" office:value="8" calcext:value-type="float">
            <text:p>8</text:p>
          </table:table-cell>
          <table:table-cell table:formula="of:=[$'class-histo-pow2'.B2]" office:value-type="float" office:value="0" calcext:value-type="float">
            <text:p>0</text:p>
          </table:table-cell>
          <table:table-cell table:formula="of:=[$'nonclass-histo-pow2'.B3]" office:value-type="float" office:value="11033" calcext:value-type="float">
            <text:p>11033</text:p>
          </table:table-cell>
          <table:table-cell table:number-columns-repeated="17"/>
        </table:table-row>
        <table:table-row table:style-name="ro1">
          <table:table-cell table:formula="of:=[$'class-histo-pow2'.A3]" office:value-type="float" office:value="16" calcext:value-type="float">
            <text:p>16</text:p>
          </table:table-cell>
          <table:table-cell table:formula="of:=[$'class-histo-pow2'.B3]" office:value-type="float" office:value="0" calcext:value-type="float">
            <text:p>0</text:p>
          </table:table-cell>
          <table:table-cell table:formula="of:=[$'nonclass-histo-pow2'.B4]" office:value-type="float" office:value="86683" calcext:value-type="float">
            <text:p>86683</text:p>
          </table:table-cell>
          <table:table-cell table:number-columns-repeated="17"/>
        </table:table-row>
        <table:table-row table:style-name="ro1">
          <table:table-cell table:formula="of:=[$'class-histo-pow2'.A4]" office:value-type="float" office:value="32" calcext:value-type="float">
            <text:p>32</text:p>
          </table:table-cell>
          <table:table-cell table:formula="of:=[$'class-histo-pow2'.B4]" office:value-type="float" office:value="0" calcext:value-type="float">
            <text:p>0</text:p>
          </table:table-cell>
          <table:table-cell table:formula="of:=[$'nonclass-histo-pow2'.B5]" office:value-type="float" office:value="60629" calcext:value-type="float">
            <text:p>60629</text:p>
          </table:table-cell>
          <table:table-cell table:number-columns-repeated="17"/>
        </table:table-row>
        <table:table-row table:style-name="ro1">
          <table:table-cell table:formula="of:=[$'class-histo-pow2'.A5]" office:value-type="float" office:value="64" calcext:value-type="float">
            <text:p>64</text:p>
          </table:table-cell>
          <table:table-cell table:formula="of:=[$'class-histo-pow2'.B5]" office:value-type="float" office:value="0" calcext:value-type="float">
            <text:p>0</text:p>
          </table:table-cell>
          <table:table-cell table:formula="of:=[$'nonclass-histo-pow2'.B6]" office:value-type="float" office:value="272683" calcext:value-type="float">
            <text:p>272683</text:p>
          </table:table-cell>
          <table:table-cell table:number-columns-repeated="17"/>
        </table:table-row>
        <table:table-row table:style-name="ro1">
          <table:table-cell table:formula="of:=[$'class-histo-pow2'.A6]" office:value-type="float" office:value="128" calcext:value-type="float">
            <text:p>128</text:p>
          </table:table-cell>
          <table:table-cell table:formula="of:=[$'class-histo-pow2'.B6]" office:value-type="float" office:value="0" calcext:value-type="float">
            <text:p>0</text:p>
          </table:table-cell>
          <table:table-cell table:formula="of:=[$'nonclass-histo-pow2'.B7]" office:value-type="float" office:value="56879" calcext:value-type="float">
            <text:p>56879</text:p>
          </table:table-cell>
          <table:table-cell table:number-columns-repeated="17"/>
        </table:table-row>
        <table:table-row table:style-name="ro1">
          <table:table-cell table:formula="of:=[$'class-histo-pow2'.A7]" office:value-type="float" office:value="256" calcext:value-type="float">
            <text:p>256</text:p>
          </table:table-cell>
          <table:table-cell table:formula="of:=[$'class-histo-pow2'.B7]" office:value-type="float" office:value="2123" calcext:value-type="float">
            <text:p>2123</text:p>
          </table:table-cell>
          <table:table-cell table:formula="of:=[$'nonclass-histo-pow2'.B8]" office:value-type="float" office:value="22529" calcext:value-type="float">
            <text:p>22529</text:p>
          </table:table-cell>
          <table:table-cell table:number-columns-repeated="17"/>
        </table:table-row>
        <table:table-row table:style-name="ro1">
          <table:table-cell table:formula="of:=[$'class-histo-pow2'.A8]" office:value-type="float" office:value="512" calcext:value-type="float">
            <text:p>512</text:p>
          </table:table-cell>
          <table:table-cell table:formula="of:=[$'class-histo-pow2'.B8]" office:value-type="float" office:value="14193" calcext:value-type="float">
            <text:p>14193</text:p>
          </table:table-cell>
          <table:table-cell table:formula="of:=[$'nonclass-histo-pow2'.B9]" office:value-type="float" office:value="10696" calcext:value-type="float">
            <text:p>106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K</text:p>
          </table:table-cell>
          <table:table-cell table:formula="of:=[$'class-histo-pow2'.B9]" office:value-type="float" office:value="932" calcext:value-type="float">
            <text:p>932</text:p>
          </table:table-cell>
          <table:table-cell table:formula="of:=[$'nonclass-histo-pow2'.B10]" office:value-type="float" office:value="4731" calcext:value-type="float">
            <text:p>4731</text:p>
          </table:table-cell>
          <table:table-cell table:number-columns-repeated="16"/>
          <table:table-cell office:value-type="string" calcext:value-type="string">
            <text:p>Note: this is over all JDK classes</text:p>
          </table:table-cell>
        </table:table-row>
        <table:table-row table:style-name="ro1">
          <table:table-cell office:value-type="string" calcext:value-type="string">
            <text:p>2K</text:p>
          </table:table-cell>
          <table:table-cell table:formula="of:=[$'class-histo-pow2'.B10]" office:value-type="float" office:value="122" calcext:value-type="float">
            <text:p>122</text:p>
          </table:table-cell>
          <table:table-cell table:formula="of:=[$'nonclass-histo-pow2'.B11]" office:value-type="float" office:value="2121" calcext:value-type="float">
            <text:p>2121</text:p>
          </table:table-cell>
          <table:table-cell table:number-columns-repeated="16"/>
          <table:table-cell office:value-type="string" calcext:value-type="string">
            <text:p>(17620 classes loaded)</text:p>
          </table:table-cell>
        </table:table-row>
        <table:table-row table:style-name="ro1">
          <table:table-cell office:value-type="string" calcext:value-type="string">
            <text:p>4K</text:p>
          </table:table-cell>
          <table:table-cell table:formula="of:=[$'class-histo-pow2'.B11]" office:value-type="float" office:value="232" calcext:value-type="float">
            <text:p>232</text:p>
          </table:table-cell>
          <table:table-cell table:formula="of:=[$'nonclass-histo-pow2'.B12]" office:value-type="float" office:value="742" calcext:value-type="float">
            <text:p>74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8K</text:p>
          </table:table-cell>
          <table:table-cell table:formula="of:=[$'class-histo-pow2'.B12]" office:value-type="float" office:value="0" calcext:value-type="float">
            <text:p>0</text:p>
          </table:table-cell>
          <table:table-cell table:formula="of:=[$'nonclass-histo-pow2'.B13]" office:value-type="float" office:value="200" calcext:value-type="float">
            <text:p>2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6K</text:p>
          </table:table-cell>
          <table:table-cell table:formula="of:=[$'class-histo-pow2'.B13]" office:value-type="float" office:value="0" calcext:value-type="float">
            <text:p>0</text:p>
          </table:table-cell>
          <table:table-cell table:formula="of:=[$'nonclass-histo-pow2'.B14]" office:value-type="float" office:value="42" calcext:value-type="float">
            <text:p>4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2K</text:p>
          </table:table-cell>
          <table:table-cell table:formula="of:=[$'class-histo-pow2'.B14]" office:value-type="float" office:value="0" calcext:value-type="float">
            <text:p>0</text:p>
          </table:table-cell>
          <table:table-cell table:formula="of:=[$'nonclass-histo-pow2'.B15]" office:value-type="float" office:value="2" calcext:value-type="float">
            <text:p>2</text:p>
          </table:table-cell>
          <table:table-cell table:number-columns-repeated="17"/>
        </table:table-row>
        <table:table-row table:style-name="ro1" table:number-rows-repeated="19">
          <table:table-cell table:number-columns-repeated="20"/>
        </table:table-row>
        <table:table-row table:style-name="ro1">
          <table:table-cell office:value-type="string" calcext:value-type="string">
            <text:p>Statistics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Class Space</text:p>
          </table:table-cell>
          <table:table-cell/>
          <table:table-cell office:value-type="string" calcext:value-type="string">
            <text:p>Non-Class Space</text:p>
          </table:table-cell>
          <table:table-cell/>
          <table:table-cell office:value-type="string" calcext:value-type="string">
            <text:p>Takeaways: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Number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Klass allocs are coarse-grained and few (comparitevly)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Non-Klass allocs fine-grained and numerous (~factor 10-2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Allocations</text:p>
          </table:table-cell>
          <table:table-cell table:number-columns-repeated="2"/>
          <table:table-cell table:formula="of:=SUM([.B2:.B14])" office:value-type="float" office:value="17602" calcext:value-type="float">
            <text:p>17602</text:p>
          </table:table-cell>
          <table:table-cell table:style-name="ce1"/>
          <table:table-cell table:formula="of:=SUM([.C2:.C14])" office:value-type="float" office:value="528970" calcext:value-type="float">
            <text:p>528970</text:p>
          </table:table-cell>
          <table:table-cell/>
          <table:table-cell office:value-type="string" calcext:value-type="string">
            <text:p>&gt;90% of Klass allocs &lt; 1K, ~80% between [512, 1K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ber of Allocations &lt; 512</text:p>
          </table:table-cell>
          <table:table-cell table:number-columns-repeated="2"/>
          <table:table-cell table:formula="of:=SUM([.B2:.B7])" office:value-type="float" office:value="2123" calcext:value-type="float">
            <text:p>2123</text:p>
          </table:table-cell>
          <table:table-cell table:style-name="ce1" table:formula="of:=[.D39]/[.D38]" office:value-type="percentage" office:value="0.120611294171117" calcext:value-type="percentage">
            <text:p>12.06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umber of Allocations &lt; 1024</text:p>
          </table:table-cell>
          <table:table-cell table:number-columns-repeated="2"/>
          <table:table-cell table:formula="of:=SUM([.B2:.B8])" office:value-type="float" office:value="16316" calcext:value-type="float">
            <text:p>16316</text:p>
          </table:table-cell>
          <table:table-cell table:style-name="ce1" table:formula="of:=[.D40]/[.D38]" office:value-type="percentage" office:value="0.926940120440859" calcext:value-type="percentage">
            <text:p>92.69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dian Alloc Size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table:style-name="ce1"/>
          <table:table-cell office:value-type="float" office:value="88" calcext:value-type="float">
            <text:p>8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09:31:36.068227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12T10:01:41.504410884</dc:date>
    <meta:editing-duration>PT18M9S</meta:editing-duration>
    <meta:editing-cycles>5</meta:editing-cycles>
    <meta:generator>LibreOffice/6.4.7.2$Linux_X86_64 LibreOffice_project/40$Build-2</meta:generator>
    <meta:document-statistic meta:table-count="4" meta:cell-count="173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331cm" svg:height="12.511cm" xlink:href=".." xlink:type="simple" chart:class="chart:bar" chart:style-name="ch1">
        <chart:legend chart:legend-position="end" svg:x="17.915cm" svg:y="5.956cm" style:legend-expansion="high" chart:style-name="ch2"/>
        <chart:plot-area chart:style-name="ch3" table:cell-range-address="'class-histo-linear'.B1:'class-histo-linear'.C639" chart:data-source-has-labels="both" svg:x="0.56cm" svg:y="0.087cm" svg:width="16.64cm" svg:height="11.521cm">
          <chartooo:coordinate-region svg:x="1.552cm" svg:y="0.286cm" svg:width="15.648cm" svg:height="10.268cm"/>
          <chart:axis chart:dimension="x" chart:name="primary-x" chart:style-name="ch4" chartooo:axis-type="auto">
            <chartooo:date-scale/>
            <chart:categories table:cell-range-address="'class-histo-linear'.B2:'class-histo-linear'.B6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ass-histo-linear'.C2:'class-histo-linear'.C639" chart:label-cell-address="'class-histo-linear'.C1:'class-histo-linear'.C1" chart:class="chart:bar">
            <chart:data-point chart:repeated="6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</text:p>
                <draw:g>
                  <svg:desc>'class-histo-linear'.C1:'class-histo-linear'.C1</svg:desc>
                </draw:g>
              </table:table-cell>
            </table:table-row>
          </table:table-header-rows>
          <table:table-rows>
            <table:table-row>
              <table:table-cell office:value-type="float" office:value="472">
                <text:p>472</text:p>
                <draw:g>
                  <svg:desc>'class-histo-linear'.B2:'class-histo-linear'.B639</svg:desc>
                </draw:g>
              </table:table-cell>
              <table:table-cell office:value-type="float" office:value="NaN">
                <text:p>NaN</text:p>
                <draw:g>
                  <svg:desc>'class-histo-linear'.C2:'class-histo-linear'.C639</svg:desc>
                </draw:g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48">
                <text:p>10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72">
                <text:p>10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112">
                <text:p>11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28">
                <text:p>11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36">
                <text:p>11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44">
                <text:p>11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68">
                <text:p>11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76">
                <text:p>11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184">
                <text:p>11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92">
                <text:p>11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08">
                <text:p>12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16">
                <text:p>1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24">
                <text:p>12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32">
                <text:p>12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48">
                <text:p>12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56">
                <text:p>12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64">
                <text:p>12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72">
                <text:p>12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288">
                <text:p>12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304">
                <text:p>13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12">
                <text:p>13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28">
                <text:p>13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36">
                <text:p>1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44">
                <text:p>13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52">
                <text:p>13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68">
                <text:p>13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76">
                <text:p>13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84">
                <text:p>13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92">
                <text:p>13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8">
                <text:p>14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16">
                <text:p>14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24">
                <text:p>14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32">
                <text:p>14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48">
                <text:p>14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56">
                <text:p>14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64">
                <text:p>14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88">
                <text:p>1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96">
                <text:p>14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04">
                <text:p>1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12">
                <text:p>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28">
                <text:p>1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44">
                <text:p>1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52">
                <text:p>1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68">
                <text:p>1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76">
                <text:p>1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84">
                <text:p>1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2">
                <text:p>1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08">
                <text:p>16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16">
                <text:p>16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24">
                <text:p>16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32">
                <text:p>1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48">
                <text:p>16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56">
                <text:p>16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64">
                <text:p>16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72">
                <text:p>16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88">
                <text:p>16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96">
                <text:p>16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04">
                <text:p>17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12">
                <text:p>17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8">
                <text:p>17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36">
                <text:p>17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44">
                <text:p>1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52">
                <text:p>17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68">
                <text:p>17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76">
                <text:p>1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84">
                <text:p>1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08">
                <text:p>18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16">
                <text:p>1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24">
                <text:p>18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32">
                <text:p>1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48">
                <text:p>1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6">
                <text:p>1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64">
                <text:p>1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96">
                <text:p>18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56">
                <text:p>2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72">
                <text:p>2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8">
                <text:p>2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4">
                <text:p>2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12">
                <text:p>2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8">
                <text:p>2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36">
                <text:p>2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44">
                <text:p>21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52">
                <text:p>2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8">
                <text:p>21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76">
                <text:p>2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84">
                <text:p>2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92">
                <text:p>2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8">
                <text:p>2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16">
                <text:p>2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24">
                <text:p>2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32">
                <text:p>2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48">
                <text:p>2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6">
                <text:p>2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64">
                <text:p>2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72">
                <text:p>2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88">
                <text:p>2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96">
                <text:p>2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4">
                <text:p>2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12">
                <text:p>2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28">
                <text:p>2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36">
                <text:p>2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44">
                <text:p>2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52">
                <text:p>2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68">
                <text:p>2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76">
                <text:p>2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84">
                <text:p>2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92">
                <text:p>2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8">
                <text:p>2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16">
                <text:p>2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24">
                <text:p>2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32">
                <text:p>2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48">
                <text:p>2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56">
                <text:p>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64">
                <text:p>2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72">
                <text:p>2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88">
                <text:p>2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96">
                <text:p>2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04">
                <text:p>2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12">
                <text:p>2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20">
                <text:p>2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8">
                <text:p>2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36">
                <text:p>2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44">
                <text:p>2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2">
                <text:p>2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8">
                <text:p>2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76">
                <text:p>25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84">
                <text:p>2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92">
                <text:p>2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8">
                <text:p>2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16">
                <text:p>2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24">
                <text:p>2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32">
                <text:p>2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48">
                <text:p>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56">
                <text:p>2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64">
                <text:p>2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72">
                <text:p>2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80">
                <text:p>2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88">
                <text:p>2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96">
                <text:p>2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04">
                <text:p>2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12">
                <text:p>27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28">
                <text:p>27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44">
                <text:p>2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2">
                <text:p>2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60">
                <text:p>2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68">
                <text:p>2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76">
                <text:p>2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84">
                <text:p>27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792">
                <text:p>2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08">
                <text:p>2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16">
                <text:p>2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24">
                <text:p>2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32">
                <text:p>28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40">
                <text:p>2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48">
                <text:p>2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6">
                <text:p>2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64">
                <text:p>2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72">
                <text:p>28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88">
                <text:p>2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96">
                <text:p>28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04">
                <text:p>2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12">
                <text:p>2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28">
                <text:p>2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36">
                <text:p>2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44">
                <text:p>2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52">
                <text:p>2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68">
                <text:p>29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76">
                <text:p>2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84">
                <text:p>2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92">
                <text:p>2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8">
                <text:p>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16">
                <text:p>30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24">
                <text:p>3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32">
                <text:p>3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48">
                <text:p>3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56">
                <text:p>3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64">
                <text:p>3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80">
                <text:p>3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88">
                <text:p>3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96">
                <text:p>3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04">
                <text:p>3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12">
                <text:p>3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20">
                <text:p>3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28">
                <text:p>3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36">
                <text:p>3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44">
                <text:p>3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52">
                <text:p>3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60">
                <text:p>3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68">
                <text:p>3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76">
                <text:p>3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84">
                <text:p>3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92">
                <text:p>3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8">
                <text:p>3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16">
                <text:p>3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24">
                <text:p>3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32">
                <text:p>3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40">
                <text:p>3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48">
                <text:p>3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56">
                <text:p>3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64">
                <text:p>3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72">
                <text:p>3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80">
                <text:p>3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88">
                <text:p>3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96">
                <text:p>3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4">
                <text:p>3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12">
                <text:p>3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20">
                <text:p>3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28">
                <text:p>3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36">
                <text:p>3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44">
                <text:p>3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52">
                <text:p>3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60">
                <text:p>3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68">
                <text:p>3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76">
                <text:p>33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84">
                <text:p>3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92">
                <text:p>3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8">
                <text:p>3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16">
                <text:p>3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24">
                <text:p>34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32">
                <text:p>3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40">
                <text:p>3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48">
                <text:p>3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56">
                <text:p>3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64">
                <text:p>3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72">
                <text:p>3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80">
                <text:p>3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88">
                <text:p>3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96">
                <text:p>3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4">
                <text:p>3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12">
                <text:p>3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28">
                <text:p>3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36">
                <text:p>3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44">
                <text:p>3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52">
                <text:p>3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60">
                <text:p>3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68">
                <text:p>3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76">
                <text:p>3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84">
                <text:p>3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92">
                <text:p>3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08">
                <text:p>3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16">
                <text:p>3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24">
                <text:p>3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32">
                <text:p>3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40">
                <text:p>3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48">
                <text:p>3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6">
                <text:p>3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64">
                <text:p>3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72">
                <text:p>3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88">
                <text:p>3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6">
                <text:p>3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4">
                <text:p>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12">
                <text:p>3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20">
                <text:p>3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28">
                <text:p>3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36">
                <text:p>3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44">
                <text:p>3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2">
                <text:p>3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0">
                <text:p>3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">
                <text:p>37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76">
                <text:p>3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4">
                <text:p>3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">
                <text:p>3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8">
                <text:p>3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">
                <text:p>3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4">
                <text:p>3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">
                <text:p>3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8">
                <text:p>3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">
                <text:p>3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4">
                <text:p>3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2">
                <text:p>3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0">
                <text:p>38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88">
                <text:p>3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6">
                <text:p>3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4">
                <text:p>3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12">
                <text:p>3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0">
                <text:p>3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28">
                <text:p>3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6">
                <text:p>3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4">
                <text:p>3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2">
                <text:p>3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0">
                <text:p>3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8">
                <text:p>3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76">
                <text:p>3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84">
                <text:p>3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92">
                <text:p>3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8">
                <text:p>4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16">
                <text:p>4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24">
                <text:p>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2">
                <text:p>4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0">
                <text:p>4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48">
                <text:p>4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56">
                <text:p>4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4">
                <text:p>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">
                <text:p>4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0">
                <text:p>4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8">
                <text:p>4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4">
                <text:p>4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">
                <text:p>4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0">
                <text:p>4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8">
                <text:p>4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">
                <text:p>4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4">
                <text:p>41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52">
                <text:p>4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68">
                <text:p>4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76">
                <text:p>4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84">
                <text:p>41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92">
                <text:p>41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08">
                <text:p>4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">
                <text:p>42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24">
                <text:p>42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32">
                <text:p>4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40">
                <text:p>4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48">
                <text:p>4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56">
                <text:p>42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64">
                <text:p>4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2">
                <text:p>4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80">
                <text:p>4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88">
                <text:p>4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96">
                <text:p>4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04">
                <text:p>4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12">
                <text:p>4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20">
                <text:p>4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28">
                <text:p>4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36">
                <text:p>43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44">
                <text:p>43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52">
                <text:p>4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60">
                <text:p>4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8">
                <text:p>4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76">
                <text:p>4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4">
                <text:p>4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">
                <text:p>43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08">
                <text:p>44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6">
                <text:p>4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4">
                <text:p>44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32">
                <text:p>44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0">
                <text:p>44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8">
                <text:p>44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6">
                <text:p>4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4">
                <text:p>4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72">
                <text:p>4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80">
                <text:p>4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8">
                <text:p>4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6">
                <text:p>4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04">
                <text:p>4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12">
                <text:p>45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20">
                <text:p>4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8">
                <text:p>4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36">
                <text:p>4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44">
                <text:p>4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2">
                <text:p>4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60">
                <text:p>4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8">
                <text:p>4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">
                <text:p>4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4">
                <text:p>45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92">
                <text:p>4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08">
                <text:p>4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16">
                <text:p>4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24">
                <text:p>4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32">
                <text:p>4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40">
                <text:p>4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48">
                <text:p>4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56">
                <text:p>4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64">
                <text:p>4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72">
                <text:p>4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80">
                <text:p>4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88">
                <text:p>4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96">
                <text:p>46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04">
                <text:p>4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12">
                <text:p>4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20">
                <text:p>4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28">
                <text:p>47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36">
                <text:p>4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44">
                <text:p>4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2">
                <text:p>4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60">
                <text:p>4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68">
                <text:p>4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76">
                <text:p>47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84">
                <text:p>4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92">
                <text:p>4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08">
                <text:p>4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16">
                <text:p>4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24">
                <text:p>4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32">
                <text:p>4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40">
                <text:p>4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48">
                <text:p>4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56">
                <text:p>4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64">
                <text:p>4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72">
                <text:p>4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80">
                <text:p>4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88">
                <text:p>4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96">
                <text:p>4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04">
                <text:p>4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12">
                <text:p>4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20">
                <text:p>4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28">
                <text:p>49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936">
                <text:p>49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944">
                <text:p>49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952">
                <text:p>49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60">
                <text:p>49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68">
                <text:p>4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76">
                <text:p>49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984">
                <text:p>49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992">
                <text:p>4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8">
                <text:p>5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16">
                <text:p>50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24">
                <text:p>5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32">
                <text:p>5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40">
                <text:p>50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48">
                <text:p>5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56">
                <text:p>5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64">
                <text:p>5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72">
                <text:p>5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80">
                <text:p>5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88">
                <text:p>5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96">
                <text:p>5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04">
                <text:p>5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12">
                <text:p>5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8">
                <text:p>5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36">
                <text:p>5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44">
                <text:p>5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52">
                <text:p>5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60">
                <text:p>5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68">
                <text:p>5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76">
                <text:p>5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84">
                <text:p>5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92">
                <text:p>5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08">
                <text:p>5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16">
                <text:p>5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24">
                <text:p>5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232">
                <text:p>5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40">
                <text:p>5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48">
                <text:p>5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56">
                <text:p>5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64">
                <text:p>5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72">
                <text:p>5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80">
                <text:p>5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88">
                <text:p>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96">
                <text:p>5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04">
                <text:p>5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2">
                <text:p>5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20">
                <text:p>5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28">
                <text:p>5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36">
                <text:p>5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44">
                <text:p>5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52">
                <text:p>5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60">
                <text:p>5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68">
                <text:p>5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76">
                <text:p>5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84">
                <text:p>5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92">
                <text:p>5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08">
                <text:p>5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16">
                <text:p>5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24">
                <text:p>5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32">
                <text:p>5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40">
                <text:p>5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48">
                <text:p>5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56">
                <text:p>5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64">
                <text:p>5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72">
                <text:p>5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80">
                <text:p>5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88">
                <text:p>5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96">
                <text:p>5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4">
                <text:p>5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12">
                <text:p>5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20">
                <text:p>5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28">
                <text:p>5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36">
                <text:p>5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44">
                <text:p>5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52">
                <text:p>5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60">
                <text:p>5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68">
                <text:p>556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911cm" svg:y="4.201cm" style:legend-expansion="high" chart:style-name="ch2"/>
        <chart:plot-area chart:style-name="ch3" table:cell-range-address="'class-histo-pow2'.A1:'class-histo-pow2'.B14" chart:data-source-has-labels="both" svg:x="0.32cm" svg:y="0.18cm" svg:width="11.271cm" svg:height="8.64cm">
          <chartooo:coordinate-region svg:x="1.497cm" svg:y="0.18cm" svg:width="10.094cm" svg:height="7.256cm"/>
          <chart:axis chart:dimension="x" chart:name="primary-x" chart:style-name="ch4" chartooo:axis-type="auto">
            <chartooo:date-scale/>
            <chart:categories table:cell-range-address="'class-histo-pow2'.A2:'class-histo-pow2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ass-histo-pow2'.B2:'class-histo-pow2'.B14" chart:label-cell-address="'class-histo-pow2'.B1:'class-histo-pow2'.B1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allocations</text:p>
                <draw:g>
                  <svg:desc>'class-histo-pow2'.B1:'class-histo-pow2'.B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class-histo-pow2'.A2:'class-histo-pow2'.A14</svg:desc>
                </draw:g>
              </table:table-cell>
              <table:table-cell office:value-type="float" office:value="0">
                <text:p>0</text:p>
                <draw:g>
                  <svg:desc>'class-histo-pow2'.B2:'class-histo-pow2'.B14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4193">
                <text:p>1419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1cm" svg:height="9.005cm" xlink:href=".." xlink:type="simple" chart:class="chart:bar" chart:style-name="ch1">
        <chart:legend chart:legend-position="end" svg:x="16.121cm" svg:y="4.203cm" style:legend-expansion="high" chart:style-name="ch2"/>
        <chart:plot-area chart:style-name="ch3" table:cell-range-address="'nonclass-histo-pow2'.A2:'nonclass-histo-pow2'.B15" chart:data-source-has-labels="both" svg:x="0.404cm" svg:y="0.18cm" svg:width="15.313cm" svg:height="8.645cm">
          <chartooo:coordinate-region svg:x="1.766cm" svg:y="0.379cm" svg:width="13.951cm" svg:height="7.799cm"/>
          <chart:axis chart:dimension="x" chart:name="primary-x" chart:style-name="ch4" chartooo:axis-type="auto">
            <chartooo:date-scale/>
            <chart:categories table:cell-range-address="'nonclass-histo-pow2'.A3:'nonclass-histo-pow2'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onclass-histo-pow2'.B3:'nonclass-histo-pow2'.B15" chart:label-cell-address="'nonclass-histo-pow2'.B2:'nonclass-histo-pow2'.B2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allocations</text:p>
                <draw:g>
                  <svg:desc>'nonclass-histo-pow2'.B2:'nonclass-histo-pow2'.B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nonclass-histo-pow2'.A3:'nonclass-histo-pow2'.A15</svg:desc>
                </draw:g>
              </table:table-cell>
              <table:table-cell office:value-type="float" office:value="11033">
                <text:p>11033</text:p>
                <draw:g>
                  <svg:desc>'nonclass-histo-pow2'.B3:'nonclass-histo-pow2'.B15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6683">
                <text:p>8668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0629">
                <text:p>6062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72683">
                <text:p>27268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6879">
                <text:p>5687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2529">
                <text:p>2252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0696">
                <text:p>1069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731">
                <text:p>473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5921b" draw:fill-color="#f5921b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955cm" svg:height="13.494cm" xlink:href=".." xlink:type="simple" chart:class="chart:line" chart:style-name="ch1">
        <chart:title svg:x="4.846cm" svg:y="0.439cm" chart:style-name="ch2">
          <text:p>Allocation Histogram for Klass- and Non-Klass Allocations
(17620 - mostly JDK - classes loaded)</text:p>
        </chart:title>
        <chart:legend chart:legend-position="end" svg:x="19.224cm" svg:y="6.199cm" style:legend-expansion="high" chart:style-name="ch3"/>
        <chart:plot-area chart:style-name="ch4" table:cell-range-address="'all-together'.A1:'all-together'.C14" chart:data-source-has-labels="both" svg:x="1.287cm" svg:y="2.052cm" svg:width="17.517cm" svg:height="9.738cm">
          <chartooo:coordinate-region svg:x="2.834cm" svg:y="2.252cm" svg:width="15.664cm" svg:height="8.891cm"/>
          <chart:axis chart:dimension="x" chart:name="primary-x" chart:style-name="ch5" chartooo:axis-type="auto">
            <chartooo:date-scale/>
            <chart:title svg:x="8.916cm" svg:y="12.059cm" chart:style-name="ch6">
              <text:p>Allocation Size</text:p>
            </chart:title>
            <chart:categories table:cell-range-address="'all-together'.A2:'all-together'.A14"/>
          </chart:axis>
          <chart:axis chart:dimension="y" chart:name="primary-y" chart:style-name="ch7">
            <chart:title svg:x="0.248cm" svg:y="8.936cm" chart:style-name="ch8">
              <text:p>Number of Allocations (log)</text:p>
            </chart:title>
            <chart:grid chart:style-name="ch9" chart:class="major"/>
          </chart:axis>
          <chart:series chart:style-name="ch10" chart:values-cell-range-address="'all-together'.B2:'all-together'.B14" chart:label-cell-address="'all-together'.B1:'all-together'.B1" chart:class="chart:line">
            <chart:data-point chart:repeated="13"/>
          </chart:series>
          <chart:series chart:style-name="ch11" chart:values-cell-range-address="'all-together'.C2:'all-together'.C14" chart:label-cell-address="'all-together'.C1:'all-together'.C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 Space</text:p>
                <draw:g>
                  <svg:desc>'all-together'.B1:'all-together'.B1</svg:desc>
                </draw:g>
              </table:table-cell>
              <table:table-cell office:value-type="string">
                <text:p>Non-Class Metaspace</text:p>
                <draw:g>
                  <svg:desc>'all-together'.C1:'all-together'.C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all-together'.A2:'all-together'.A14</svg:desc>
                </draw:g>
              </table:table-cell>
              <table:table-cell office:value-type="float" office:value="0">
                <text:p>0</text:p>
                <draw:g>
                  <svg:desc>'all-together'.B2:'all-together'.B14</svg:desc>
                </draw:g>
              </table:table-cell>
              <table:table-cell office:value-type="float" office:value="11033">
                <text:p>11033</text:p>
                <draw:g>
                  <svg:desc>'all-together'.C2:'all-together'.C14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86683">
                <text:p>8668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60629">
                <text:p>6062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72683">
                <text:p>27268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56879">
                <text:p>5687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123">
                <text:p>2123</text:p>
              </table:table-cell>
              <table:table-cell office:value-type="float" office:value="22529">
                <text:p>2252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4193">
                <text:p>14193</text:p>
              </table:table-cell>
              <table:table-cell office:value-type="float" office:value="10696">
                <text:p>10696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932">
                <text:p>932</text:p>
              </table:table-cell>
              <table:table-cell office:value-type="float" office:value="4731">
                <text:p>4731</text:p>
              </table:table-cell>
            </table:table-row>
            <table:table-row>
              <table:table-cell office:value-type="string">
                <text:p>2K</text:p>
              </table:table-cell>
              <table:table-cell office:value-type="float" office:value="122">
                <text:p>122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4K</text:p>
              </table:table-cell>
              <table:table-cell office:value-type="float" office:value="232">
                <text:p>232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8K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K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K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